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dddddd" draw:textarea-horizontal-align="justify" draw:textarea-vertical-align="middle" draw:auto-grow-height="false" fo:min-height="0.264cm" fo:min-width="0.054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331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fill="solid" draw:fill-color="#dddddd" draw:textarea-horizontal-align="justify" draw:textarea-vertical-align="middle" draw:auto-grow-height="false" fo:min-height="0.263cm" fo:min-width="0.054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dddddd" fo:min-height="0.331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904cm"/>
    </style:style>
    <style:style style:name="gr6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3cm" fo:min-width="0.053cm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3cm" fo:min-width="0.052cm" fo:padding-top="0.14cm" fo:padding-bottom="0.14cm" fo:padding-left="0.265cm" fo:padding-right="0.265cm"/>
    </style:style>
    <style:style style:name="gr8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3cm" fo:min-width="0.053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95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marker-start-width="0.28cm" draw:marker-end-width="0.15cm" draw:fill="none" draw:fill-color="#ffffff" draw:auto-grow-height="false" draw:fit-to-size="false" style:shrink-to-fit="true" fo:min-height="0.348cm"/>
      <style:paragraph-properties style:writing-mode="lr-tb"/>
    </style:style>
    <style:style style:name="gr12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4cm" fo:min-width="0.053cm" fo:padding-top="0.14cm" fo:padding-bottom="0.14cm" fo:padding-left="0.265cm" fo:padding-right="0.265cm"/>
    </style:style>
    <style:style style:name="gr13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4cm" fo:min-width="0.052cm" fo:padding-top="0.14cm" fo:padding-bottom="0.14cm" fo:padding-left="0.265cm" fo:padding-right="0.265cm"/>
    </style:style>
    <style:style style:name="gr14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4cm" fo:min-width="0.053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332cm"/>
      <style:paragraph-properties style:writing-mode="lr-tb"/>
    </style:style>
    <style:style style:name="gr16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96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dddddd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fo:font-size="8pt" style:font-size-asian="8pt" style:font-size-complex="8pt"/>
    </style:style>
    <style:style style:name="T1" style:family="text">
      <style:text-properties fo:color="#666666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84cm" svg:height="0.544cm" svg:x="4.788cm" svg:y="3.35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0.546cm" svg:height="0.598cm" svg:x="4.788cm" svg:y="3.355cm">
          <draw:text-box>
            <text:p>2</text:p>
          </draw:text-box>
        </draw:frame>
        <draw:custom-shape draw:style-name="gr3" draw:text-style-name="P1" draw:layer="layout" svg:width="0.584cm" svg:height="0.543cm" svg:x="4.788cm" svg:y="1.401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4" draw:id="id4" draw:layer="layout" svg:width="0.546cm" svg:height="0.598cm" svg:x="4.788cm" svg:y="1.401cm">
          <draw:text-box>
            <text:p>2</text:p>
          </draw:text-box>
        </draw:frame>
        <draw:frame draw:style-name="gr5" draw:text-style-name="P2" draw:layer="layout" svg:width="0.364cm" svg:height="1.187cm" svg:x="4.279cm" svg:y="0.713cm">
          <draw:text-box>
            <text:p/>
          </draw:text-box>
        </draw:frame>
        <draw:frame draw:style-name="gr2" draw:text-style-name="P2" xml:id="id1" draw:id="id1" draw:layer="layout" svg:width="0.546cm" svg:height="0.598cm" svg:x="2.883cm" svg:y="0.532cm">
          <draw:text-box>
            <text:p>x</text:p>
          </draw:text-box>
        </draw:frame>
        <draw:custom-shape draw:style-name="gr6" draw:text-style-name="P4" draw:layer="layout" svg:width="0.583cm" svg:height="0.543cm" svg:x="0.127cm" svg:y="1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82cm" svg:height="0.543cm" svg:x="0.71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1.292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1.875cm" svg:y="1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82cm" svg:height="0.543cm" svg:x="2.458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3.04cm" svg:y="1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83cm" svg:height="0.543cm" svg:x="3.623cm" svg:y="1.40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546cm" svg:height="0.598cm" svg:x="3.623cm" svg:y="1.401cm">
          <draw:text-box>
            <text:p>1</text:p>
          </draw:text-box>
        </draw:frame>
        <draw:custom-shape draw:style-name="gr7" draw:text-style-name="P4" draw:layer="layout" svg:width="0.582cm" svg:height="0.543cm" svg:x="4.206cm" svg:y="1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82cm" svg:height="0.543cm" svg:x="5.372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5.954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6.537cm" svg:y="1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82cm" svg:height="0.543cm" svg:x="7.12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7.702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8.285cm" svg:y="1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82cm" svg:height="0.543cm" svg:x="8.868cm" svg:y="1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83cm" svg:height="0.543cm" svg:x="9.45cm" svg:y="1.401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3.429cm" svg:y1="0.831cm" svg:x2="3.896cm" svg:y2="1.401cm" draw:start-shape="id1" draw:start-glue-point="1" draw:end-shape="id2" draw:end-glue-point="0" svg:d="M3429 831c312 0 467 190 467 570" svg:viewBox="0 0 468 571">
          <text:p/>
        </draw:connector>
        <draw:frame draw:style-name="gr2" draw:text-style-name="P2" xml:id="id3" draw:id="id3" draw:layer="layout" svg:width="0.547cm" svg:height="0.598cm" svg:x="5.334cm" svg:y="0.532cm">
          <draw:text-box>
            <text:p>y</text:p>
          </draw:text-box>
        </draw:frame>
        <draw:connector draw:style-name="gr9" draw:text-style-name="P6" draw:layer="layout" draw:type="curve" svg:x1="5.334cm" svg:y1="0.831cm" svg:x2="5.061cm" svg:y2="1.401cm" draw:start-shape="id3" draw:start-glue-point="3" draw:end-shape="id4" draw:end-glue-point="0" svg:d="M5334 831c-182 0-273 190-273 570" svg:viewBox="0 0 274 571">
          <text:p/>
        </draw:connector>
        <draw:frame draw:style-name="gr10" draw:text-style-name="P7" draw:layer="layout" svg:width="0.546cm" svg:height="0.561cm" svg:x="3.307cm" svg:y="0.822cm">
          <draw:text-box>
            <text:p><text:span text:style-name="T1">1</text:span></text:p>
          </draw:text-box>
        </draw:frame>
        <draw:frame draw:style-name="gr11" draw:text-style-name="P2" xml:id="id5" draw:id="id5" draw:layer="layout" svg:width="0.488cm" svg:height="0.581cm" svg:x="2.203cm" svg:y="0.804cm">
          <draw:text-box>
            <text:p>z</text:p>
          </draw:text-box>
        </draw:frame>
        <draw:connector draw:style-name="gr9" draw:text-style-name="P6" draw:layer="layout" draw:type="curve" svg:x1="2.203cm" svg:y1="1.094cm" svg:x2="3.896cm" svg:y2="1.401cm" draw:start-shape="id5" draw:start-glue-point="3" draw:end-shape="id2" draw:end-glue-point="0" svg:d="M2203 1094c-750 0-626-395-15-730s1708-608 1708 1037" svg:viewBox="0 0 2213 1291">
          <text:p/>
        </draw:connector>
        <draw:frame draw:style-name="gr5" draw:text-style-name="P2" draw:layer="layout" svg:width="0.364cm" svg:height="1.187cm" svg:x="4.279cm" svg:y="2.667cm">
          <draw:text-box>
            <text:p/>
          </draw:text-box>
        </draw:frame>
        <draw:frame draw:style-name="gr2" draw:text-style-name="P2" xml:id="id6" draw:id="id6" draw:layer="layout" svg:width="0.546cm" svg:height="0.598cm" svg:x="2.786cm" svg:y="2.486cm">
          <draw:text-box>
            <text:p>x</text:p>
          </draw:text-box>
        </draw:frame>
        <draw:custom-shape draw:style-name="gr12" draw:text-style-name="P4" draw:layer="layout" svg:width="0.583cm" svg:height="0.544cm" svg:x="0.127cm" svg:y="3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82cm" svg:height="0.544cm" svg:x="0.71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1.292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1.875cm" svg:y="3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82cm" svg:height="0.544cm" svg:x="2.458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3.04cm" svg:y="3.3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83cm" svg:height="0.544cm" svg:x="3.623cm" svg:y="3.35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0.546cm" svg:height="0.598cm" svg:x="3.623cm" svg:y="3.355cm">
          <draw:text-box>
            <text:p>1</text:p>
          </draw:text-box>
        </draw:frame>
        <draw:custom-shape draw:style-name="gr13" draw:text-style-name="P4" draw:layer="layout" svg:width="0.582cm" svg:height="0.544cm" svg:x="4.206cm" svg:y="3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82cm" svg:height="0.544cm" svg:x="5.372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5.954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6.537cm" svg:y="3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82cm" svg:height="0.544cm" svg:x="7.12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7.702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8.285cm" svg:y="3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82cm" svg:height="0.544cm" svg:x="8.868cm" svg:y="3.3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83cm" svg:height="0.544cm" svg:x="9.45cm" svg:y="3.355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3.332cm" svg:y1="2.785cm" svg:x2="5.061cm" svg:y2="3.355cm" draw:start-shape="id6" draw:start-glue-point="1" draw:end-shape="id7" draw:end-glue-point="0" svg:d="M3332 2785c1153 0 1729 190 1729 570" svg:viewBox="0 0 1730 571">
          <text:p/>
        </draw:connector>
        <draw:frame draw:style-name="gr2" draw:text-style-name="P2" xml:id="id8" draw:id="id8" draw:layer="layout" svg:width="0.547cm" svg:height="0.598cm" svg:x="5.334cm" svg:y="2.486cm">
          <draw:text-box>
            <text:p>y</text:p>
          </draw:text-box>
        </draw:frame>
        <draw:connector draw:style-name="gr9" draw:text-style-name="P6" draw:layer="layout" draw:type="curve" svg:x1="5.334cm" svg:y1="2.785cm" svg:x2="3.896cm" svg:y2="3.355cm" draw:start-shape="id8" draw:start-glue-point="3" draw:end-shape="id9" draw:end-glue-point="0" svg:d="M5334 2785c-959 0-1438 190-1438 570" svg:viewBox="0 0 1439 571">
          <text:p/>
        </draw:connector>
        <draw:frame draw:style-name="gr15" draw:text-style-name="P2" xml:id="id10" draw:id="id10" draw:layer="layout" svg:width="0.546cm" svg:height="0.598cm" svg:x="2.203cm" svg:y="2.758cm">
          <draw:text-box>
            <text:p>z</text:p>
          </draw:text-box>
        </draw:frame>
        <draw:connector draw:style-name="gr9" draw:text-style-name="P6" draw:layer="layout" draw:type="curve" svg:x1="2.203cm" svg:y1="3.057cm" svg:x2="3.896cm" svg:y2="3.355cm" draw:start-shape="id10" draw:start-glue-point="3" draw:end-shape="id9" draw:end-glue-point="0" svg:d="M2203 3057c-750 0-626-400-15-737s1708-610 1708 1035" svg:viewBox="0 0 2213 1291">
          <text:p/>
        </draw:connector>
        <draw:frame draw:style-name="gr10" draw:text-style-name="P7" draw:layer="layout" svg:width="0.547cm" svg:height="0.561cm" svg:x="5.007cm" svg:y="0.822cm">
          <draw:text-box>
            <text:p><text:span text:style-name="T1">2</text:span></text:p>
          </draw:text-box>
        </draw:frame>
        <draw:frame draw:style-name="gr16" draw:text-style-name="P7" draw:layer="layout" svg:width="0.546cm" svg:height="0.561cm" svg:x="1.582cm" svg:y="0.581cm">
          <draw:text-box>
            <text:p><text:span text:style-name="T1">3</text:span></text:p>
          </draw:text-box>
        </draw:frame>
        <draw:frame draw:style-name="gr10" draw:text-style-name="P7" draw:layer="layout" svg:width="0.547cm" svg:height="0.561cm" svg:x="3.259cm" svg:y="2.705cm">
          <draw:text-box>
            <text:p><text:span text:style-name="T1">4</text:span></text:p>
          </draw:text-box>
        </draw:frame>
        <draw:frame draw:style-name="gr16" draw:text-style-name="P7" draw:layer="layout" svg:width="0.546cm" svg:height="0.561cm" svg:x="1.606cm" svg:y="2.512cm">
          <draw:text-box>
            <text:p><text:span text:style-name="T1">3</text:span></text:p>
          </draw:text-box>
        </draw:frame>
        <draw:frame draw:style-name="gr10" draw:text-style-name="P7" draw:layer="layout" svg:width="0.546cm" svg:height="0.561cm" svg:x="4.643cm" svg:y="2.318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Bold" style:font-family-generic="modern" style:font-pitch="variable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12-12T15:52:48.784676961</dc:date>
    <meta:editing-duration>PT40M58S</meta:editing-duration>
    <meta:editing-cycles>11</meta:editing-cycles>
    <meta:generator>LibreOffice/7.3.7.2$Linux_X86_64 LibreOffice_project/30$Build-2</meta:generator>
    <meta:document-statistic meta:object-count="58"/>
  </office:meta>
</office:document-meta>
</file>